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officeooo:rsid="0017f649" officeooo:paragraph-rsid="0017f649"/>
    </style:style>
    <style:style style:name="P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1b65ac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4f26e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1b65ac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1353e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8b407" style:font-size-asian="11pt" style:font-size-complex="11pt"/>
    </style:style>
    <style:style style:name="P7" style:family="paragraph" style:parent-style-name="Title">
      <loext:graphic-properties draw:fill-gradient-name="gradient" draw:fill-hatch-name="hatch"/>
      <style:paragraph-properties fo:margin-top="0.101cm" fo:margin-bottom="0.101cm" style:contextual-spacing="false"/>
    </style:style>
    <style:style style:name="P8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paragraph-rsid="002a7cef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b9881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c1bab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8b407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7cef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c64e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2b9881" style:font-size-asian="11pt" style:font-size-complex="11pt"/>
    </style:style>
    <style:style style:name="T1" style:family="text">
      <style:text-properties officeooo:rsid="001300b4"/>
    </style:style>
    <style:style style:name="T2" style:family="text">
      <style:text-properties officeooo:rsid="001322c6"/>
    </style:style>
    <style:style style:name="T3" style:family="text">
      <style:text-properties officeooo:rsid="00156546"/>
    </style:style>
    <style:style style:name="T4" style:family="text">
      <style:text-properties officeooo:rsid="0016a20a"/>
    </style:style>
    <style:style style:name="T5" style:family="text">
      <style:text-properties officeooo:rsid="0017f649"/>
    </style:style>
    <style:style style:name="T6" style:family="text">
      <style:text-properties officeooo:rsid="0021353e"/>
    </style:style>
    <style:style style:name="T7" style:family="text">
      <style:text-properties officeooo:rsid="00243970"/>
    </style:style>
    <style:style style:name="T8" style:family="text">
      <style:text-properties officeooo:rsid="0024d850"/>
    </style:style>
    <style:style style:name="T9" style:family="text">
      <style:text-properties officeooo:rsid="0024f26e"/>
    </style:style>
    <style:style style:name="T10" style:family="text">
      <style:text-properties officeooo:rsid="002735f5"/>
    </style:style>
    <style:style style:name="T11" style:family="text">
      <style:text-properties officeooo:rsid="0028b407"/>
    </style:style>
    <style:style style:name="T12" style:family="text">
      <style:text-properties officeooo:rsid="002a7cef"/>
    </style:style>
    <style:style style:name="T13" style:family="text">
      <style:text-properties officeooo:rsid="002ac64e"/>
    </style:style>
    <style:style style:name="T14" style:family="text">
      <style:text-properties officeooo:rsid="002b9881"/>
    </style:style>
    <style:style style:name="T15" style:family="text">
      <style:text-properties officeooo:rsid="00145b76"/>
    </style:style>
    <style:style style:name="T16" style:family="text">
      <style:text-properties officeooo:rsid="002dce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erifieringstest MapViewer:</text:p>
      <text:p text:style-name="P8">☐ <text:span text:style-name="T1">Calibrate Display</text:span><text:bookmark text:name="char-node1"/><text:span text:style-name="T1"><text:line-break/></text:span><text:span text:style-name="T2">☐ Kolla MRU</text:span><text:bookmark text:name="char-node22"/><text:span text:style-name="T2"><text:line-break/></text:span><text:span text:style-name="T1">☐ Save Mask/Overlay<text:line-break/>☐ </text:span><text:span text:style-name="T12">Save symbols<text:line-break/></text:span><text:span text:style-name="T1">☐ </text:span><text:span text:style-name="T12">Load symbols</text:span></text:p>
      <text:p text:style-name="P2"><text:bookmark text:name="char-node3"/>☐ Calibrate</text:p>
      <text:p text:style-name="P2"><text:bookmark text:name="char-node4"/>☐ Zoom to fit<text:bookmark text:name="char-node5"/><text:line-break/>☐ Zoom in<text:bookmark text:name="char-node6"/><text:line-break/>☐ Zoom out<text:bookmark text:name="char-node7"/><text:line-break/>☐ Measure</text:p>
      <text:p text:style-name="P14">☐ Mask Rect<text:bookmark text:name="char-node10"/><text:line-break/>☐ Mask Circle<text:bookmark text:name="char-node11"/><text:line-break/><text:span text:style-name="T3">☐ Mask Polygon<text:line-break/>☐ Unmask all</text:span><text:bookmark text:name="char-node13"/><text:span text:style-name="T3"><text:line-break/></text:span></text:p>
      <text:p text:style-name="P10"><text:bookmark text:name="char-node8"/><text:span text:style-name="T15">☐ Mask All</text:span><text:bookmark text:name="char-node9"/><text:span text:style-name="T15"><text:line-break/></text:span>☐ Unmask rect<text:bookmark text:name="char-node14"/><text:line-break/>☐ Unmask circle<text:bookmark text:name="char-node15"/><text:line-break/>☐ Unmask polygon<text:bookmark text:name="char-node12"/><text:line-break/></text:p>
      <text:p text:style-name="P10">☐ Create <text:span text:style-name="T8">L</text:span>ine<text:bookmark text:name="char-node18"/><text:line-break/>☐ Create <text:span text:style-name="T8">C</text:span>one<text:bookmark text:name="char-node19"/><text:line-break/>☐ Create Circle<text:bookmark text:name="char-node20"/><text:line-break/>☐ Create Rectangle<text:line-break/><text:span text:style-name="T1">☐ </text:span><text:span text:style-name="T14">Create Icon</text:span></text:p>
      <text:p text:style-name="P9"><text:bookmark text:name="char-node16"/>☐ Clear <text:bookmark text:name="char-node17"/><text:span text:style-name="T16">Symbols</text:span><text:line-break/><text:line-break/><text:span text:style-name="T5">☐ Spell all sizes</text:span><text:bookmark text:name="char-node291"/><text:span text:style-name="T5"><text:line-break/>☐ Player</text:span><text:bookmark text:name="char-node301"/><text:span text:style-name="T5"><text:line-break/>☐ Non-player</text:span><text:bookmark text:name="char-node311"/><text:span text:style-name="T5"><text:line-break/>☐ </text:span><text:span text:style-name="T6">Icon</text:span></text:p>
      <text:p text:style-name="P3"><text:span text:style-name="T4">☐ Check Scale dropdown</text:span><text:bookmark text:name="char-node23"/><text:span text:style-name="T4"><text:line-break/>☐ Check Min Symbol dropdown</text:span></text:p>
      <text:p text:style-name="P3"><text:bookmark text:name="char-node24"/><text:span text:style-name="T4">☐ Check </text:span><text:span text:style-name="T9">Creature Size</text:span><text:span text:style-name="T4"> dropdown<text:line-break/>☐ Show cursor</text:span><text:bookmark text:name="char-node25"/><text:span text:style-name="T4"><text:line-break/>☐ Show display</text:span><text:bookmark text:name="char-node26"/><text:span text:style-name="T4"><text:line-break/>☐ Rotate</text:span><text:bookmark text:name="char-node27"/><text:span text:style-name="T4"><text:line-break/></text:span><text:span text:style-name="T5">☐ Publish</text:span></text:p>
      <text:p text:style-name="P5"/>
      <text:p text:style-name="P6">☐ <text:span text:style-name="T6">Icon, missing</text:span></text:p>
      <text:p text:style-name="P6">☐ <text:span text:style-name="T11">Duplicate</text:span><text:line-break/><text:bookmark text:name="char-node32"/>☐ Delete elemen<text:bookmark text:name="char-node33"/><text:span text:style-name="T10">t</text:span><text:line-break/>☐ Set Color<text:bookmark text:name="char-node34"/><text:line-break/>☐ <text:span text:style-name="T11">Bring</text:span> to <text:span text:style-name="T11">front</text:span></text:p>
      <text:p text:style-name="P6"><text:bookmark text:name="char-node35"/>☐ Send to back<text:line-break/>☐ Move up<text:bookmark text:name="char-node36"/><text:line-break/>☐ Move down</text:p>
      <text:p text:style-name="P12"><text:span text:style-name="T1">☐ </text:span><text:span text:style-name="T12">Properties for all types of symbols</text:span></text:p>
      <text:p text:style-name="P12"><text:soft-page-break/></text:p>
      <text:p text:style-name="P13"><text:span text:style-name="T1">☐ </text:span><text:span text:style-name="T13">Select symbols and operate on them</text:span></text:p>
      <text:p text:style-name="P12"/>
      <text:p text:style-name="P4"><text:bookmark text:name="char-node37"/>☐ Show cursor temporarily<text:bookmark text:name="char-node38"/><text:line-break/>☐ Unmask LO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2:36:03.757000000</meta:creation-date>
    <dc:date>2022-12-03T14:10:50.001000000</dc:date>
    <meta:editing-duration>PT1H3M13S</meta:editing-duration>
    <meta:editing-cycles>26</meta:editing-cycles>
    <meta:generator>LibreOffice/7.3.7.2$Windows_X86_64 LibreOffice_project/e114eadc50a9ff8d8c8a0567d6da8f454beeb84f</meta:generator>
    <meta:print-date>2022-12-03T13:48:27.696000000</meta:print-date>
    <meta:document-statistic meta:table-count="0" meta:image-count="0" meta:object-count="0" meta:page-count="2" meta:paragraph-count="16" meta:word-count="153" meta:character-count="761" meta:non-whitespace-character-count="621"/>
  </office:meta>
</office:document-meta>
</file>